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Standard">
      <style:text-properties fo:font-weight="normal" officeooo:rsid="00282e56" officeooo:paragraph-rsid="00282e56" style:font-weight-asian="normal" style:font-weight-complex="normal"/>
    </style:style>
    <style:style style:name="P5" style:family="paragraph" style:parent-style-name="Standard" style:list-style-name="L1">
      <style:text-properties officeooo:paragraph-rsid="001771a1"/>
    </style:style>
    <style:style style:name="P6" style:family="paragraph" style:parent-style-name="Standard" style:list-style-name="L1">
      <style:text-properties officeooo:paragraph-rsid="00164ea5"/>
    </style:style>
    <style:style style:name="P7" style:family="paragraph" style:parent-style-name="Standard" style:list-style-name="L1">
      <style:text-properties officeooo:paragraph-rsid="001961b7"/>
    </style:style>
    <style:style style:name="P8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771a1" officeooo:paragraph-rsid="00363521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771a1" officeooo:paragraph-rsid="004e4c2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6b3152" officeooo:paragraph-rsid="006b315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632b23" officeooo:paragraph-rsid="00632b2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64e75a" officeooo:paragraph-rsid="0064e75a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465d08" officeooo:paragraph-rsid="00465d08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83d62" officeooo:paragraph-rsid="00328392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708445" officeooo:paragraph-rsid="00708445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7179b7" officeooo:paragraph-rsid="007179b7" style:font-weight-asian="normal" style:font-weight-complex="normal"/>
    </style:style>
    <style:style style:name="P31" style:family="paragraph" style:parent-style-name="Standard" style:list-style-name="L1">
      <style:text-properties fo:font-weight="bold" officeooo:rsid="0037ad0b" officeooo:paragraph-rsid="0037ad0b" style:font-weight-asian="bold" style:font-weight-complex="bold"/>
    </style:style>
    <style:style style:name="P32" style:family="paragraph" style:parent-style-name="Standard" style:list-style-name="L1">
      <style:text-properties fo:font-weight="bold" officeooo:rsid="003885a6" officeooo:paragraph-rsid="003885a6" style:font-weight-asian="bold" style:font-weight-complex="bold"/>
    </style:style>
    <style:style style:name="P33" style:family="paragraph" style:parent-style-name="Standard" style:list-style-name="L1">
      <style:text-properties fo:font-weight="bold" officeooo:rsid="003a1442" officeooo:paragraph-rsid="003a1442" style:font-weight-asian="bold" style:font-weight-complex="bold"/>
    </style:style>
    <style:style style:name="P34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5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6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P37" style:family="paragraph" style:parent-style-name="Standard" style:list-style-name="L2">
      <style:text-properties officeooo:paragraph-rsid="00164ea5"/>
    </style:style>
    <style:style style:name="P38" style:family="paragraph" style:parent-style-name="Standard" style:list-style-name="L3">
      <style:text-properties officeooo:paragraph-rsid="00282e56"/>
    </style:style>
    <style:style style:name="P39" style:family="paragraph" style:parent-style-name="Standard" style:list-style-name="L3">
      <style:text-properties officeooo:paragraph-rsid="002ee992"/>
    </style:style>
    <style:style style:name="P40" style:family="paragraph" style:parent-style-name="Standard" style:list-style-name="L3">
      <style:text-properties officeooo:paragraph-rsid="00294717"/>
    </style:style>
    <style:style style:name="P41" style:family="paragraph" style:parent-style-name="Standard">
      <style:paragraph-properties fo:margin-left="2.54cm" fo:margin-right="0cm" fo:text-indent="0cm" style:auto-text-indent="false"/>
      <style:text-properties fo:font-weight="normal" officeooo:rsid="007179b7" officeooo:paragraph-rsid="007179b7" style:font-weight-asian="normal" style:font-weight-complex="normal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283d62"/>
    </style:style>
    <style:style style:name="T6" style:family="text">
      <style:text-properties fo:font-weight="normal" officeooo:rsid="00282e56" style:font-weight-asian="normal" style:font-weight-complex="normal"/>
    </style:style>
    <style:style style:name="T7" style:family="text">
      <style:text-properties fo:font-weight="normal" officeooo:rsid="00283d62" style:font-weight-asian="normal" style:font-weight-complex="normal"/>
    </style:style>
    <style:style style:name="T8" style:family="text">
      <style:text-properties fo:font-weight="normal" officeooo:rsid="00294717" style:font-weight-asian="normal" style:font-weight-complex="normal"/>
    </style:style>
    <style:style style:name="T9" style:family="text">
      <style:text-properties fo:font-weight="normal" officeooo:rsid="002ee992" style:font-weight-asian="normal" style:font-weight-complex="normal"/>
    </style:style>
    <style:style style:name="T10" style:family="text">
      <style:text-properties fo:font-weight="normal" officeooo:rsid="00164ea5" style:font-weight-asian="normal" style:font-weight-complex="normal"/>
    </style:style>
    <style:style style:name="T11" style:family="text">
      <style:text-properties fo:font-weight="normal" officeooo:rsid="003a1442" style:font-weight-asian="normal" style:font-weight-complex="normal"/>
    </style:style>
    <style:style style:name="T12" style:family="text">
      <style:text-properties fo:font-weight="normal" officeooo:rsid="001771a1" style:font-weight-asian="normal" style:font-weight-complex="normal"/>
    </style:style>
    <style:style style:name="T13" style:family="text">
      <style:text-properties fo:font-weight="normal" officeooo:rsid="0060ef47" style:font-weight-asian="normal" style:font-weight-complex="normal"/>
    </style:style>
    <style:style style:name="T14" style:family="text">
      <style:text-properties fo:font-weight="normal" officeooo:rsid="006187bb" style:font-weight-asian="normal" style:font-weight-complex="normal"/>
    </style:style>
    <style:style style:name="T15" style:family="text">
      <style:text-properties fo:font-weight="normal" officeooo:rsid="0069f0d8" style:font-weight-asian="normal" style:font-weight-complex="normal"/>
    </style:style>
    <style:style style:name="T16" style:family="text">
      <style:text-properties fo:font-weight="normal" officeooo:rsid="006cda71" style:font-weight-asian="normal" style:font-weight-complex="normal"/>
    </style:style>
    <style:style style:name="T17" style:family="text">
      <style:text-properties fo:font-weight="normal" officeooo:rsid="001961b7" style:font-weight-asian="normal" style:font-weight-complex="normal"/>
    </style:style>
    <style:style style:name="T18" style:family="text">
      <style:text-properties fo:font-weight="normal" officeooo:rsid="006ed129" style:font-weight-asian="normal" style:font-weight-complex="normal"/>
    </style:style>
    <style:style style:name="T19" style:family="text">
      <style:text-properties officeooo:rsid="002a6da8"/>
    </style:style>
    <style:style style:name="T20" style:family="text">
      <style:text-properties officeooo:rsid="00341d20"/>
    </style:style>
    <style:style style:name="T21" style:family="text">
      <style:text-properties officeooo:rsid="0040bc0d"/>
    </style:style>
    <style:style style:name="T22" style:family="text">
      <style:text-properties officeooo:rsid="0049d080"/>
    </style:style>
    <style:style style:name="T23" style:family="text">
      <style:text-properties officeooo:rsid="004e4c2c"/>
    </style:style>
    <style:style style:name="T24" style:family="text">
      <style:text-properties officeooo:rsid="00509243"/>
    </style:style>
    <style:style style:name="T25" style:family="text">
      <style:text-properties officeooo:rsid="0061deec"/>
    </style:style>
    <style:style style:name="T26" style:family="text">
      <style:text-properties fo:color="#a31515" style:font-name="Consolas" fo:font-size="9.5pt" officeooo:rsid="0061deec" style:font-size-asian="9.5pt"/>
    </style:style>
    <style:style style:name="T27" style:family="text">
      <style:text-properties officeooo:rsid="0064e75a"/>
    </style:style>
    <style:style style:name="T28" style:family="text">
      <style:text-properties fo:color="#008000" style:font-name="Consolas" fo:font-size="9.5pt" style:font-size-asian="9.5pt"/>
    </style:style>
    <style:style style:name="T29" style:family="text">
      <style:text-properties officeooo:rsid="007084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3717928809" text:style-name="L1">
        <text:list-item>
          <text:p text:style-name="P8">/Pedidos</text:p>
          <text:list>
            <text:list-item>
              <text:p text:style-name="P9">Obtiene el listado completo de todos los pedidos</text:p>
            </text:list-item>
            <text:list-item>
              <text:p text:style-name="P9">ref RD3, <text:span text:style-name="T2">RF6, RI1</text:span></text:p>
            </text:list-item>
            <text:list-item>
              <text:p text:style-name="P31">Si no existen pedidos, devuelve 204 No Content</text:p>
            </text:list-item>
          </text:list>
        </text:list-item>
        <text:list-item>
          <text:p text:style-name="P5"><text:span text:style-name="T12">/</text:span><text:span text:style-name="T15">Pedidos</text:span><text:span text:style-name="T12">/{id</text:span><text:span text:style-name="T15">Pedido</text:span><text:span text:style-name="T12">}</text:span></text:p>
          <text:list>
            <text:list-item>
              <text:p text:style-name="P9">Obtiene el pedido de una ID determinada</text:p>
            </text:list-item>
            <text:list-item>
              <text:p text:style-name="P32">Si no existe <text:span text:style-name="T21">(el codigo del pedido es 0)</text:span>, devuelve 404 Not found</text:p>
            </text:list-item>
            <text:list-item>
              <text:p text:style-name="P9">ref RD3, <text:span text:style-name="T3">RI4, RI2</text:span></text:p>
            </text:list-item>
          </text:list>
        </text:list-item>
        <text:list-item>
          <text:p text:style-name="P6"><text:span text:style-name="T10">/</text:span><text:span text:style-name="T11">LineasPedido</text:span><text:span text:style-name="T12">?</text:span><text:span text:style-name="T11">codigoPedido={idPedido}</text:span></text:p>
          <text:list>
            <text:list-item>
              <text:p text:style-name="P9">Obtiene todas las líneas de pedido de un pedido determinado </text:p>
            </text:list-item>
            <text:list-item>
              <text:p text:style-name="P33">Si no devuelve nada se considera 404 Not found</text:p>
            </text:list-item>
            <text:list-item>
              <text:p text:style-name="P9">código de ref RD2</text:p>
            </text:list-item>
          </text:list>
        </text:list-item>
        <text:list-item>
          <text:p text:style-name="P9">/LineasPedido?codigoProducto=<text:span text:style-name="T20">{idProduc</text:span><text:span text:style-name="T23">a</text:span><text:span text:style-name="T20">to}</text:span>&amp;codigoPedido=<text:span text:style-name="T20">{idPedido}</text:span></text:p>
          <text:list>
            <text:list-item>
              <text:p text:style-name="P9">Obtiene la línea de pedido correspondiente a un producto determinado de un pedido determinado por su ID</text:p>
            </text:list-item>
            <text:list-item>
              <text:p text:style-name="P14">Si no se encuentra devuelve 404</text:p>
            </text:list-item>
            <text:list-item>
              <text:p text:style-name="P9">ref RD2</text:p>
            </text:list-item>
          </text:list>
        </text:list-item>
        <text:list-item>
          <text:p text:style-name="P5"><text:span text:style-name="T12">/</text:span><text:span text:style-name="T16">Proveedor</text:span></text:p>
          <text:list>
            <text:list-item>
              <text:p text:style-name="P15">Obtiene la lista de <text:span text:style-name="T4">todos los </text:span>proveedores</text:p>
            </text:list-item>
            <text:list-item>
              <text:p text:style-name="P15">ref RI5</text:p>
            </text:list-item>
          </text:list>
        </text:list-item>
        <text:list-item>
          <text:p text:style-name="P7"><text:span text:style-name="T17">/</text:span><text:span text:style-name="T18">Producto</text:span></text:p>
          <text:list>
            <text:list-item>
              <text:p text:style-name="P16">Obtiene la lista de todos los productos</text:p>
            </text:list-item>
            <text:list-item>
              <text:p text:style-name="P16">ref RI<text:span text:style-name="T29">7</text:span></text:p>
            </text:list-item>
          </text:list>
        </text:list-item>
        <text:list-item>
          <text:p text:style-name="P16">/<text:span text:style-name="T29">Producto?cifProveedor={cifProveedor}</text:span></text:p>
          <text:list>
            <text:list-item>
              <text:p text:style-name="P29">Obtiene la lista de todos los productos (con precio y cif proveedor) de un proveedor</text:p>
            </text:list-item>
            <text:list-item>
              <text:p text:style-name="P30">Ejemplo de petición: </text:p>
              <text:list>
                <text:list-item>
                  <text:p text:style-name="P30">api/Producto?cifProveedor=B90223548</text:p>
                </text:list-item>
              </text:list>
            </text:list-item>
            <text:list-item>
              <text:p text:style-name="P30">Ejemplo de devolución:</text:p>
            </text:list-item>
          </text:list>
        </text:list-item>
      </text:list>
      <text:p text:style-name="P41">&lt;clsProductoConPrecioYProveedor&gt;</text:p>
      <text:p text:style-name="P41">&lt;Codigo xmlns="http://schemas.datacontract.org/2004/07/ProyectoERP_API_Entities"&gt;1&lt;/Codigo&gt;</text:p>
      <text:p text:style-name="P41">&lt;Descripcion xmlns="http://schemas.datacontract.org/2004/07/ProyectoERP_API_Entities"&gt;lata 33cl pack 6&lt;/Descripcion&gt;</text:p>
      <text:p text:style-name="P41">&lt;Nombre xmlns="http://schemas.datacontract.org/2004/07/ProyectoERP_API_Entities"&gt;Coca cola&lt;/Nombre&gt;</text:p>
      <text:p text:style-name="P41">&lt;Stock xmlns="http://schemas.datacontract.org/2004/07/ProyectoERP_API_Entities"&gt;62&lt;/Stock&gt;</text:p>
      <text:p text:style-name="P41">&lt;CifProveedor&gt;B90223548&lt;/CifProveedor&gt;</text:p>
      <text:p text:style-name="P41">&lt;Precio&gt;0.33&lt;/Precio&gt;</text:p>
      <text:p text:style-name="P41">&lt;/clsProductoConPrecioYProveedor&gt;</text:p>
      <text:p text:style-name="P41">&lt;clsProductoConPrecioYProveedor&gt;</text:p>
      <text:p text:style-name="P41">&lt;Codigo xmlns="http://schemas.datacontract.org/2004/07/ProyectoERP_API_Entities"&gt;2&lt;/Codigo&gt;</text:p>
      <text:p text:style-name="P41"><text:soft-page-break/>&lt;Descripcion xmlns="http://schemas.datacontract.org/2004/07/ProyectoERP_API_Entities"&gt;120 gramos&lt;/Descripcion&gt;</text:p>
      <text:p text:style-name="P41">&lt;Nombre xmlns="http://schemas.datacontract.org/2004/07/ProyectoERP_API_Entities"&gt;Bollo&lt;/Nombre&gt;</text:p>
      <text:p text:style-name="P41">&lt;Stock xmlns="http://schemas.datacontract.org/2004/07/ProyectoERP_API_Entities"&gt;55&lt;/Stock&gt;</text:p>
      <text:p text:style-name="P41">&lt;CifProveedor&gt;B90223548&lt;/CifProveedor&gt;</text:p>
      <text:p text:style-name="P41">&lt;Precio&gt;0.15&lt;/Precio&gt;</text:p>
      <text:p text:style-name="P41">&lt;/clsProductoConPrecioYProveedor&gt;</text:p>
      <text:p text:style-name="P3"/>
      <text:p text:style-name="P2">PUT</text:p>
      <text:list xml:id="list231186940" text:style-name="L2">
        <text:list-item>
          <text:p text:style-name="P37"><text:span text:style-name="T10">/Pedidos?codigoPedido=</text:span><text:span text:style-name="T13">{idPedido}</text:span><text:span text:style-name="T10">&amp;estadoPedido=</text:span><text:span text:style-name="T14">{estadoValido}</text:span></text:p>
          <text:list>
            <text:list-item>
              <text:p text:style-name="P10">Actualiza el pedido <text:span text:style-name="T25">a ese nuevo estado válido </text:span><text:span text:style-name="T26">(Preparando, Cancelado, Recibido, En reparto)</text:span></text:p>
            </text:list-item>
            <text:list-item>
              <text:p text:style-name="P10">ref RD3, <text:span text:style-name="T2">RF3, RF8, RI4</text:span></text:p>
            </text:list-item>
          </text:list>
        </text:list-item>
        <text:list-item>
          <text:p text:style-name="P10">/Pedidos/<text:span text:style-name="T27">{idPedido}</text:span></text:p>
          <text:list>
            <text:list-item>
              <text:p text:style-name="P17">Marca el pedido directamente como “Recibido”</text:p>
            </text:list-item>
            <text:list-item>
              <text:p text:style-name="P18">Sí, es con /{idPedido} no con queryString</text:p>
            </text:list-item>
          </text:list>
        </text:list-item>
        <text:list-item>
          <text:p text:style-name="P11">LineasPedido?codigoProducto=<text:span text:style-name="T20">{idProducto}</text:span>&amp;codigoPedido=<text:span text:style-name="T20">{idPedido}</text:span></text:p>
          <text:list>
            <text:list-item>
              <text:p text:style-name="P19">Actualiza la linea de pedido correspondiente a un ID de producto determinado</text:p>
            </text:list-item>
            <text:list-item>
              <text:p text:style-name="P19">ref RD2, RF3</text:p>
            </text:list-item>
          </text:list>
        </text:list-item>
      </text:list>
      <text:p text:style-name="P2">POST</text:p>
      <text:list xml:id="list4177153873" text:style-name="L3">
        <text:list-item>
          <text:p text:style-name="P34">/<text:span text:style-name="T1">pedido</text:span></text:p>
          <text:list>
            <text:list-item>
              <text:p text:style-name="P12">Inserta pedido nuevo</text:p>
            </text:list-item>
            <text:list-item>
              <text:p text:style-name="P21">se le pasa List&lt;clsLineaPedido&gt;</text:p>
            </text:list-item>
            <text:list-item>
              <text:p text:style-name="P12">código de referencia RD1, <text:span text:style-name="T2">RD3, RF2</text:span></text:p>
            </text:list-item>
            <text:list-item>
              <text:p text:style-name="P22">Peticion CREAR -</text:p>
              <text:p text:style-name="P22">POST /pedido<text:tab/> HTTP/ 1,1</text:p>
              <text:p text:style-name="P22">Accept: application/json</text:p>
              <text:p text:style-name="P22">Content-Type: application/book-diff+json</text:p>
            </text:list-item>
          </text:list>
        </text:list-item>
      </text:list>
      <text:p text:style-name="P4"/>
      <text:p text:style-name="P4">[<text:line-break/><text:tab/>{<text:line-break/><text:tab/><text:tab/>"codigoProducto": 1,<text:line-break/><text:tab/><text:tab/>"codigoPedido" : 0,<text:tab/>//<text:span text:style-name="T22">es cero porque se va a crear </text:span><text:line-break/><text:tab/><text:tab/>"cantidad" : 4,<text:line-break/><text:tab/><text:tab/>"precioUnitario" : 1.5,<text:line-break/><text:tab/><text:tab/>"divisa" : "Euros"<text:line-break/><text:tab/><text:tab/><text:line-break/><text:tab/>},<text:line-break/><text:tab/><text:tab/>{<text:line-break/><text:tab/><text:tab/>"codigoProducto": 2,<text:line-break/><text:tab/><text:tab/>"codigoPedido" : 0,<text:line-break/><text:tab/><text:tab/>"cantidad" : 4,<text:line-break/><text:tab/><text:tab/>"precioUnitario" : 1.5,<text:line-break/><text:tab/><text:tab/>"divisa" : "Euros"<text:line-break/><text:tab/><text:tab/><text:line-break/><text:tab/>}<text:line-break/><text:tab/>]</text:p>
      <text:p text:style-name="P4"><text:soft-page-break/></text:p>
      <text:list xml:id="list134705997443817" text:continue-numbering="true" text:style-name="L3">
        <text:list-item>
          <text:list>
            <text:list-item>
              <text:p text:style-name="P38"><text:span text:style-name="T6">Respuesta </text:span><text:span text:style-name="T7">exitosa </text:span><text:span text:style-name="T6">para CREAR con POST </text:span><text:span text:style-name="T9">(devuelve el objeto tipo pedido en JSON)</text:span></text:p>
              <text:list>
                <text:list-item>
                  <text:p text:style-name="P22">HTTP/1.1 201 Created</text:p>
                  <text:p text:style-name="P22"/>
                  <text:p text:style-name="P22">Content-Type: application/json;charset=utf-8</text:p>
                  <text:p text:style-name="P22"/>
                  <text:p text:style-name="P22">{</text:p>
                  <text:p text:style-name="P22">“codigo”: “1”,</text:p>
                  <text:p text:style-name="P22">“estado”:”EN_PROCESO”,</text:p>
                  <text:p text:style-name="P22">“fechaPedido”:”21032015”</text:p>
                  <text:p text:style-name="P22">“fechaRecepcion”:””</text:p>
                  <text:p text:style-name="P22">}</text:p>
                </text:list-item>
                <text:list-item>
                  <text:p text:style-name="P25">HTTP /1,1 400 Bad request</text:p>
                </text:list-item>
              </text:list>
            </text:list-item>
          </text:list>
        </text:list-item>
        <text:list-item>
          <text:p text:style-name="P35">/<text:span text:style-name="T24">LineaPedido</text:span></text:p>
          <text:list>
            <text:list-item>
              <text:p text:style-name="P20">Inserta una linea de pedido nueva en un pedido de una ID determinada</text:p>
            </text:list-item>
            <text:list-item>
              <text:p text:style-name="P20">ref RD2</text:p>
            </text:list-item>
            <text:list-item>
              <text:p text:style-name="P23">Peticion CREAR -</text:p>
              <text:p text:style-name="P23">POST /<text:span text:style-name="T2">lineaPedido</text:span><text:tab/> HTTP/ 1,1</text:p>
              <text:p text:style-name="P23">Accept: application/json</text:p>
              <text:p text:style-name="P23">Content-Type: application/book-diff+json</text:p>
              <text:p text:style-name="P23"><text:line-break/><text:tab/>{<text:line-break/><text:tab/><text:tab/>"codigoProducto": 1,<text:line-break/><text:tab/><text:tab/>"codigoPedido" : 14,<text:line-break/><text:tab/><text:tab/>"cantidad" : 4,<text:line-break/><text:tab/><text:tab/>"precioUnitario" : 1.88,<text:line-break/><text:tab/><text:tab/>"divisa" : "Euros"<text:line-break/><text:tab/><text:tab/><text:line-break/><text:tab/>}</text:p>
            </text:list-item>
            <text:list-item>
              <text:p text:style-name="P39"><text:span text:style-name="T6">Respuesta </text:span><text:span text:style-name="T7">exitosa </text:span><text:span text:style-name="T6">para CREAR con POST </text:span><text:span text:style-name="T9">(devuelve el objeto tipo lineaPedido en JSON)</text:span></text:p>
              <text:list>
                <text:list-item>
                  <text:p text:style-name="P23">HTTP/1.1 201 Created</text:p>
                  <text:p text:style-name="P23"/>
                  <text:p text:style-name="P23">Content-Type: application/json;charset=utf-8</text:p>
                  <text:p text:style-name="P23"/>
                  <text:p text:style-name="P23">{</text:p>
                  <text:p text:style-name="P40"><text:span text:style-name="T6">“c</text:span><text:span text:style-name="T7">odigoProducto</text:span><text:span text:style-name="T6">”:”1</text:span><text:span text:style-name="T8">23</text:span><text:span text:style-name="T6">”,</text:span></text:p>
                  <text:p text:style-name="P40"><text:span text:style-name="T6">“c</text:span><text:span text:style-name="T7">odigoPedido</text:span><text:span text:style-name="T6">”:”1</text:span><text:span text:style-name="T8">0000</text:span><text:span text:style-name="T6">”,</text:span></text:p>
                  <text:p text:style-name="P40"><text:span text:style-name="T6">“c</text:span><text:span text:style-name="T7">antidad</text:span><text:span text:style-name="T6">”:”</text:span><text:span text:style-name="T8">5</text:span><text:span text:style-name="T6">”,</text:span></text:p>
                  <text:p text:style-name="P24">“<text:span text:style-name="T5">precioUnitario”:”1,5”,</text:span></text:p>
                  <text:p text:style-name="P26">“divisa”:”euro”</text:p>
                  <text:p text:style-name="P23">}</text:p>
                </text:list-item>
                <text:list-item>
                  <text:p text:style-name="P25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4008964054" text:style-name="L4">
        <text:list-item>
          <text:p text:style-name="P13">/LineasPedido?codigoProducto=<text:span text:style-name="T20">{idProduc</text:span><text:span text:style-name="T23">a</text:span><text:span text:style-name="T20">to}</text:span>&amp;codigoPedido=<text:span text:style-name="T20">{idPedido}</text:span></text:p>
          <text:list>
            <text:list-item>
              <text:p text:style-name="P27">Elimina una linea de pedido referida a un producto determinado en un pedido de ID determinada</text:p>
            </text:list-item>
            <text:list-item>
              <text:p text:style-name="P27">ref RD2</text:p>
            </text:list-item>
            <text:list-item>
              <text:p text:style-name="P28">#Respuesta si no existe</text:p>
              <text:p text:style-name="P28">HTTP/1.1 404 Not Found</text:p>
              <text:p text:style-name="P28">#Fin Respuesta</text:p>
              <text:p text:style-name="P28"><text:soft-page-break/></text:p>
            </text:list-item>
            <text:list-item>
              <text:p text:style-name="P28">#Respuesta <text:span text:style-name="T19">exitosa</text:span></text:p>
              <text:p text:style-name="P28">HTTP/1.1 204 No Content</text:p>
              <text:p text:style-name="P28">#Fin Respuesta</text:p>
            </text:list-item>
          </text:list>
        </text:list-item>
        <text:list-item>
          <text:p text:style-name="P36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2-23T13:47:00.086000000</dc:date>
    <meta:editing-duration>PT3H5M18S</meta:editing-duration>
    <meta:editing-cycles>45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110" meta:word-count="525" meta:character-count="4148" meta:non-whitespace-character-count="3762"/>
  </office:meta>
</office:document-meta>
</file>